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571in"/>
    </style:style>
    <style:style style:name="co4" style:family="table-column">
      <style:table-column-properties fo:break-before="auto" style:column-width="2.4898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Files</text:p>
          </table:table-cell>
          <table:table-cell table:style-name="ce2" office:value-type="string" calcext:value-type="string">
            <text:p>Runs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Comments</text:p>
          </table:table-cell>
          <table:table-cell/>
          <table:table-cell office:value-type="string" calcext:value-type="string">
            <text:p>Works</text:p>
          </table:table-cell>
          <table:table-cell office:value-type="string" calcext:value-type="string">
            <text:p>Doesn’t Work</text:p>
          </table:table-cell>
        </table:table-row>
        <table:table-row table:style-name="ro1">
          <table:table-cell office:value-type="string" calcext:value-type="string">
            <text:p>abortion_dd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D are not multiplied by 1.96</text:p>
          </table:table-cell>
          <table:table-cell/>
          <table:table-cell table:formula="of:=COUNTIF([.B1:.B60]; [.B2])" office:value-type="float" office:value="28" calcext:value-type="float">
            <text:p>28</text:p>
          </table:table-cell>
          <table:table-cell table:formula="of:=COUNTIF([.B1:.B60]; [.B10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bortion_dd2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ion_ddd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D are not multiplied by 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ion_ddd2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il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ning about rank deficient matrix</text:p>
          </table:table-cell>
          <table:table-cell office:value-type="string" calcext:value-type="string">
            <text:p>Some coefficients w/ FELM are NA because of rank deficiency, indicates misspecified regress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rd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d practice to use attach() in code to use datas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ning about rank deficient matrix</text:p>
          </table:table-cell>
          <table:table-cell office:value-type="string" calcext:value-type="string">
            <text:p>Some coefficients w/ FELM are NA because of rank deficiency, indicates misspecified regres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_1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ning about rank deficient matrix</text:p>
          </table:table-cell>
          <table:table-cell office:value-type="string" calcext:value-type="string">
            <text:p>Some coefficients w/ FELM are NA because of rank deficiency, indicates misspecified regress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stle_2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ackages attached</text:p>
          </table:table-cell>
          <table:table-cell office:value-type="string" calcext:value-type="string">
            <text:p>This is not going to run on a fresh R sess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stle_3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ackages attached</text:p>
          </table:table-cell>
          <table:table-cell office:value-type="string" calcext:value-type="string">
            <text:p>This is not going to run on a fresh R sess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stle_4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ackages attached</text:p>
          </table:table-cell>
          <table:table-cell office:value-type="string" calcext:value-type="string">
            <text:p>This is not going to run on a fresh R s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_5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ables referenced in the regression formula don’t exist</text:p>
          </table:table-cell>
          <table:table-cell office:value-type="string" calcext:value-type="string">
            <text:p>This doesn’t wor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stle1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e rank deficiency issue, not sure why this is here when it looks the same as castle_1.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sle_5DOESNOTWORK.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ronically, this does run, doesn’t look like it does mu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m.R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Package Zelig is not available on CRAN, removed in M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ider_discrimin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p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data loaded, not sure what it is supposed to continue from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 with lm_robust not loa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b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and data missing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est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w_experimen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fw_psc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not loaded, referenced data file not f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s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s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ls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d_data is not included as a function in the script and thus doesn’t w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d_simulate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d_simulate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s if you first run rdd_simulat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d_simulat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ntax error with geom_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d_simulate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rgazer package not attach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an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ckages not loaded, read_data not instantiated in 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, warning about matrix → tibble convers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as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’t find function make.pbalanced (not sure where that is supposed to come from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yn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s a package every time you run it instead of checking whether it is instal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quires running synth_1 first, then it works</text:p>
          </table:table-cell>
          <table:table-cell office:value-type="string" calcext:value-type="string">
            <text:p>Only 1 line of code…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th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quires running synth_1 first, then it works</text:p>
          </table:table-cell>
          <table:table-cell office:value-type="string" calcext:value-type="string">
            <text:p>Contains call to system.time which doesn’t seem necessary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ads the utils package which it shouldn’t need to do, also get a warning about matrix → tibble convers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ffects_ip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quires object to be in memory that is not read in or created anywhe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ffects_n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quires packages Zelig which is no longer on 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rton_r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tan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d_data is not included as a function in the script and thus doesn’t wor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tanic_subclassific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d_data is not included as a function in the script and thus doesn’t work, if you include it yourself it still breaks because there is no object named sd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raining_bias_reduc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d_data is not included as a function in the script and thus doesn’t wor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ning_ex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d_data is not included as a function in the script and thus doesn’t work</text:p>
          </table:table-cell>
          <table:table-cell office:value-type="string" calcext:value-type="string">
            <text:p>Not sure why the histogram only has 10 bins, looks kind of like a castle ramp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/>
        </table:table-row>
        <table:table-row table:style-name="ro5" table:number-rows-repeated="1048515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7:21:47.3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3T06:51:58.368000000</meta:creation-date>
    <dc:date>2020-04-04T17:34:28.120000000</dc:date>
    <meta:editing-duration>PT10H55M46S</meta:editing-duration>
    <meta:editing-cycles>3</meta:editing-cycles>
    <meta:generator>LibreOffice/6.3.4.2$Windows_X86_64 LibreOffice_project/60da17e045e08f1793c57c00ba83cdfce946d0aa</meta:generator>
    <meta:document-statistic meta:table-count="1" meta:cell-count="203" meta:object-count="0"/>
  </office:meta>
</office:document-meta>
</file>